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dfdfb6a020" style:family="table" style:master-page-name="ta-mp-0x7fdfdfb6a020">
      <style:table-properties table:display="true" style:writing-mode="lr-tb"/>
    </style:style>
    <style:style style:name="ta-0x7fdfdfb6a210" style:family="table" style:master-page-name="ta-mp-0x7fdfdfb6a210">
      <style:table-properties table:display="true" style:writing-mode="lr-tb"/>
    </style:style>
    <style:style style:name="ta-0x7fdfdfb6a400" style:family="table" style:master-page-name="ta-mp-0x7fdfdfb6a400">
      <style:table-properties table:display="true" style:writing-mode="lr-tb"/>
    </style:style>
    <style:style style:name="ta-0x7fdfdfb6a5f0" style:family="table" style:master-page-name="ta-mp-0x7fdfdfb6a5f0">
      <style:table-properties table:display="true" style:writing-mode="lr-tb"/>
    </style:style>
    <style:style style:name="ta-0x7fdfdfb6a7e0" style:family="table" style:master-page-name="ta-mp-0x7fdfdfb6a7e0">
      <style:table-properties table:display="true" style:writing-mode="lr-tb"/>
    </style:style>
    <style:style style:name="ta-0x7fdfdfb6a9d0" style:family="table" style:master-page-name="ta-mp-0x7fdfdfb6a9d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4.06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dfdfb98268" style:family="table-cell" style:data-style-name="General">
      <style:table-cell-properties fo:background-color="transparent" fo:border-top="0.106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dfb98018" style:family="table-cell" style:data-style-name="General">
      <style:table-cell-properties fo:background-color="transparent" fo:border-top="0.000cm none #c7c7c7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dfb97ef0" style:family="table-cell" style:data-style-name="General">
      <style:table-cell-properties fo:background-color="transparent" fo:border-top="0.000cm none #c7c7c7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dfb97dc8" style:family="table-cell" style:data-style-name="General">
      <style:table-cell-properties fo:background-color="transparent" fo:border-top="0.000cm none #c7c7c7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dfb97ca0" style:family="table-cell" style:data-style-name="General">
      <style:table-cell-properties fo:background-color="transparent" fo:border-top="0.000cm none #c7c7c7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fdfb979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fdfb98cd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dfb988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dfb98d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dfb97a5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fdfb9814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dfb987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fdfb98a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dfb98b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fdfb985e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dfb989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fdfb97b7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fdfb984b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67.25pt" style:use-optimal-column-width="true"/>
    </style:style>
    <style:style style:name="ACOL-2" style:family="table-column"/>
    <style:style style:name="ACOL-3" style:family="table-column">
      <style:table-column-properties style:column-width="472.65pt" style:use-optimal-column-width="true"/>
    </style:style>
    <style:style style:name="ACOL-4" style:family="table-column">
      <style:table-column-properties style:column-width="200.55pt" style:use-optimal-column-width="true"/>
    </style:style>
    <style:style style:name="ACOL-5" style:family="table-column">
      <style:table-column-properties style:column-width="96.75pt" style:use-optimal-column-width="true"/>
    </style:style>
    <style:style style:name="ACOL-6" style:family="table-column">
      <style:table-column-properties style:column-width="73.84pt" style:use-optimal-column-width="true"/>
    </style:style>
    <style:style style:name="ACOL-7" style:family="table-column">
      <style:table-column-properties style:column-width="75.35pt" style:use-optimal-column-width="true"/>
    </style:style>
    <style:style style:name="ACOL-8" style:family="table-column">
      <style:table-column-properties style:column-width="94.85pt" style:use-optimal-column-width="true"/>
    </style:style>
    <style:style style:name="ACOL-9" style:family="table-column">
      <style:table-column-properties style:column-width="304.75pt" style:use-optimal-column-width="true"/>
    </style:style>
    <style:style style:name="AROW-1" style:family="table-row">
      <style:table-row-properties style:row-height="14.91pt" style:use-optimal-row-height="true"/>
    </style:style>
    <style:style style:name="AROW-2" style:family="table-row"/>
    <style:style style:name="AROW-3" style:family="table-row">
      <style:table-row-properties style:row-height="14.2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7fdfdfbab500" table:allow-empty-cell="true" table:display-list="unsorted" table:base-cell-address="$'TestCase'.A3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dfdfaff400" table:allow-empty-cell="true" table:display-list="unsorted" table:base-cell-address="$'TestCase'.A5" table:condition="of:cell-content-is-in-list({&quot;openApplication&quot;;&quot;logi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dfe12e7050" table:allow-empty-cell="true" table:display-list="unsorted" table:base-cell-address="$'TestCase'.A7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dfdfb73c20" table:allow-empty-cell="true" table:display-list="unsorted" table:base-cell-address="$'TestCase'.A13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</table:content-validations>
      <table:table table:name="TestCase" table:style-name="ta-0x7fdfdfb6a020" table:print="false">
        <office:forms form:automatic-focus="false" form:apply-design-mode="false">
          <form:form/>
        </office:forms>
        <table:table-column table:default-cell-style-name="ACE-0x7fdfdfb98830" table:style-name="ACOL-1"/>
        <table:table-column table:style-name="ACOL-0" table:number-columns-repeated="127"/>
        <table:table-row table:style-name="AROW-0">
          <table:table-cell table:style-name="ACE-0x7fdfdfb98268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0">
          <table:table-cell table:style-name="ACE-0x7fdfdfb98018" table:content-validation-name="VAL-0x7fdfdfbab50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dfdfb97ef0" table:content-validation-name="VAL-0x7fdfdfaff400" office:value-type="string">
            <text:p>login</text:p>
          </table:table-cell>
          <table:table-cell table:number-columns-repeated="127" table:style-name="Gnumeric-default"/>
        </table:table-row>
        <table:table-row table:style-name="AROW-1">
          <table:table-cell table:style-name="ACE-0x7fdfdfb97dc8" table:content-validation-name="VAL-0x7fdfe12e7050" office:value-type="string">
            <text:p>verifyManageOutletProducts</text:p>
          </table:table-cell>
          <table:table-cell table:number-columns-repeated="127" table:style-name="Gnumeric-default"/>
        </table:table-row>
        <table:table-row table:style-name="AROW-0">
          <table:table-cell table:style-name="ACE-0x7fdfdfb97ca0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0">
          <table:table-cell table:number-columns-repeated="128" table:style-name="Gnumeric-default"/>
        </table:table-row>
        <table:table-row table:style-name="AROW-0">
          <table:table-cell table:style-name="ACE-0x7fdfdfb98cd0" table:content-validation-name="VAL-0x7fdfdfb73c20"/>
          <table:table-cell table:number-columns-repeated="127" table:style-name="Gnumeric-default"/>
        </table:table-row>
        <table:table-row table:style-name="AROW-0" table:number-rows-repeated="1048569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1" gnm:cursor-row="7">
          <gnm:selection gnm:start-col="1" gnm:start-row="7" gnm:end-col="1" gnm:end-row="7"/>
        </gnm:selections>
      </table:table>
      <table:table table:name="AQA1_TestData" table:style-name="ta-0x7fdfdfb6a210" table:print="false">
        <office:forms form:automatic-focus="false" form:apply-design-mode="false">
          <form:form/>
        </office:forms>
        <table:table-column table:default-cell-style-name="ACE-0x7fdfdfb98df8" table:style-name="ACOL-3"/>
        <table:table-column table:default-cell-style-name="ACE-0x7fdfdfb98df8" table:style-name="ACOL-4"/>
        <table:table-column table:default-cell-style-name="ACE-0x7fdfdfb98df8" table:style-name="ACOL-5"/>
        <table:table-column table:default-cell-style-name="ACE-0x7fdfdfb98df8" table:style-name="ACOL-6"/>
        <table:table-column table:default-cell-style-name="ACE-0x7fdfdfb98df8" table:style-name="ACOL-7" table:number-columns-repeated="2"/>
        <table:table-column table:default-cell-style-name="ACE-0x7fdfdfb98df8" table:style-name="ACOL-8"/>
        <table:table-column table:default-cell-style-name="ACE-0x7fdfdfb98df8" table:style-name="ACOL-9"/>
        <table:table-column table:default-cell-style-name="ACE-0x7fdfdfb97a50" table:style-name="ACOL-0" table:number-columns-repeated="120"/>
        <table:table-row table:style-name="AROW-0">
          <table:table-cell table:style-name="ACE-0x7fdfdfb98df8" office:value-type="string">
            <text:p>User Name</text:p>
          </table:table-cell>
          <table:table-cell table:style-name="ACE-0x7fdfdfb98df8" office:value-type="string">
            <text:p>Password</text:p>
          </table:table-cell>
          <table:table-cell table:style-name="ACE-0x7fdfdfb98df8" office:value-type="string">
            <text:p>SearchTextName</text:p>
          </table:table-cell>
          <table:table-cell table:number-columns-repeated="5" table:style-name="ACE-0x7fdfdfb98df8"/>
          <table:table-cell table:number-columns-repeated="120" table:style-name="ACE-0x7fdfdfb97a50"/>
        </table:table-row>
        <table:table-row table:style-name="AROW-0">
          <table:table-cell table:style-name="ACE-0x7fdfdfb98df8" office:value-type="string">
            <text:p>testshopclue@sc.com</text:p>
          </table:table-cell>
          <table:table-cell table:style-name="ACE-0x7fdfdfb98df8" office:value-type="float" office:value="123456">
            <text:p>123456</text:p>
          </table:table-cell>
          <table:table-cell table:style-name="ACE-0x7fdfdfb98df8" office:value-type="string">
            <text:p>Shirt</text:p>
          </table:table-cell>
          <table:table-cell table:number-columns-repeated="5" table:style-name="ACE-0x7fdfdfb98df8"/>
          <table:table-cell table:number-columns-repeated="120" table:style-name="ACE-0x7fdfdfb97a50"/>
        </table:table-row>
        <table:table-row table:style-name="AROW-0" table:number-rows-repeated="1048565">
          <table:table-cell table:number-columns-repeated="128"/>
        </table:table-row>
        <table:table-row table:style-name="AROW-0" table:number-rows-repeated="9">
          <table:table-cell table:number-columns-repeated="128" table:style-name="ACE-0x7fdfdfb97a50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0" gnm:cursor-row="12">
          <gnm:selection gnm:start-col="0" gnm:start-row="12" gnm:end-col="0" gnm:end-row="12"/>
        </gnm:selections>
      </table:table>
      <table:table table:name="AQA2_TestData" table:style-name="ta-0x7fdfdfb6a400" table:print="false">
        <office:forms form:automatic-focus="false" form:apply-design-mode="false">
          <form:form/>
        </office:forms>
        <table:table-column table:default-cell-style-name="ACE-0x7fdfdfb98140" table:style-name="ACOL-3"/>
        <table:table-column table:default-cell-style-name="ACE-0x7fdfdfb98140" table:style-name="ACOL-4"/>
        <table:table-column table:default-cell-style-name="ACE-0x7fdfdfb98140" table:style-name="ACOL-5"/>
        <table:table-column table:default-cell-style-name="ACE-0x7fdfdfb98140" table:style-name="ACOL-6"/>
        <table:table-column table:default-cell-style-name="ACE-0x7fdfdfb98140" table:style-name="ACOL-7" table:number-columns-repeated="2"/>
        <table:table-column table:default-cell-style-name="ACE-0x7fdfdfb98140" table:style-name="ACOL-8"/>
        <table:table-column table:default-cell-style-name="ACE-0x7fdfdfb98140" table:style-name="ACOL-9"/>
        <table:table-column table:default-cell-style-name="ACE-0x7fdfdfb98708" table:style-name="ACOL-0" table:number-columns-repeated="120"/>
        <table:table-row table:style-name="AROW-0">
          <table:table-cell table:style-name="ACE-0x7fdfdfb98140" office:value-type="string">
            <text:p>User Name</text:p>
          </table:table-cell>
          <table:table-cell table:style-name="ACE-0x7fdfdfb98140" office:value-type="string">
            <text:p>Password</text:p>
          </table:table-cell>
          <table:table-cell table:style-name="ACE-0x7fdfdfb98140" office:value-type="string">
            <text:p>SearchTextName</text:p>
          </table:table-cell>
          <table:table-cell table:number-columns-repeated="5" table:style-name="ACE-0x7fdfdfb98140"/>
          <table:table-cell table:number-columns-repeated="120" table:style-name="ACE-0x7fdfdfb98708"/>
        </table:table-row>
        <table:table-row table:style-name="AROW-0">
          <table:table-cell table:style-name="ACE-0x7fdfdfb98140" office:value-type="string">
            <text:p>testshopclue@sc.com</text:p>
          </table:table-cell>
          <table:table-cell table:style-name="ACE-0x7fdfdfb98140" office:value-type="float" office:value="123456">
            <text:p>123456</text:p>
          </table:table-cell>
          <table:table-cell table:style-name="ACE-0x7fdfdfb98140" office:value-type="string">
            <text:p>Shirt</text:p>
          </table:table-cell>
          <table:table-cell table:number-columns-repeated="5" table:style-name="ACE-0x7fdfdfb98140"/>
          <table:table-cell table:number-columns-repeated="120" table:style-name="ACE-0x7fdfdfb98708"/>
        </table:table-row>
        <table:table-row table:style-name="AROW-3" table:number-rows-repeated="1048565">
          <table:table-cell table:number-columns-repeated="128"/>
        </table:table-row>
        <table:table-row table:style-name="AROW-3" table:number-rows-repeated="9">
          <table:table-cell table:number-columns-repeated="128" table:style-name="ACE-0x7fdfdfb9870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3_TestData" table:style-name="ta-0x7fdfdfb6a5f0" table:print="false">
        <office:forms form:automatic-focus="false" form:apply-design-mode="false">
          <form:form/>
        </office:forms>
        <table:table-column table:default-cell-style-name="ACE-0x7fdfdfb98a80" table:style-name="ACOL-3"/>
        <table:table-column table:default-cell-style-name="ACE-0x7fdfdfb98a80" table:style-name="ACOL-4"/>
        <table:table-column table:default-cell-style-name="ACE-0x7fdfdfb98a80" table:style-name="ACOL-5"/>
        <table:table-column table:default-cell-style-name="ACE-0x7fdfdfb98a80" table:style-name="ACOL-6"/>
        <table:table-column table:default-cell-style-name="ACE-0x7fdfdfb98a80" table:style-name="ACOL-7" table:number-columns-repeated="2"/>
        <table:table-column table:default-cell-style-name="ACE-0x7fdfdfb98a80" table:style-name="ACOL-8"/>
        <table:table-column table:default-cell-style-name="ACE-0x7fdfdfb98a80" table:style-name="ACOL-9"/>
        <table:table-column table:default-cell-style-name="ACE-0x7fdfdfb98ba8" table:style-name="ACOL-0" table:number-columns-repeated="120"/>
        <table:table-row table:style-name="AROW-0">
          <table:table-cell table:style-name="ACE-0x7fdfdfb98a80" office:value-type="string">
            <text:p>User Name</text:p>
          </table:table-cell>
          <table:table-cell table:style-name="ACE-0x7fdfdfb98a80" office:value-type="string">
            <text:p>Password</text:p>
          </table:table-cell>
          <table:table-cell table:style-name="ACE-0x7fdfdfb98a80" office:value-type="string">
            <text:p>SearchTextName</text:p>
          </table:table-cell>
          <table:table-cell table:number-columns-repeated="5" table:style-name="ACE-0x7fdfdfb98a80"/>
          <table:table-cell table:number-columns-repeated="120" table:style-name="ACE-0x7fdfdfb98ba8"/>
        </table:table-row>
        <table:table-row table:style-name="AROW-0">
          <table:table-cell table:style-name="ACE-0x7fdfdfb98a80" office:value-type="string">
            <text:p>testshopclue@sc.com</text:p>
          </table:table-cell>
          <table:table-cell table:style-name="ACE-0x7fdfdfb98a80" office:value-type="float" office:value="123456">
            <text:p>123456</text:p>
          </table:table-cell>
          <table:table-cell table:style-name="ACE-0x7fdfdfb98a80" office:value-type="string">
            <text:p>Shirt</text:p>
          </table:table-cell>
          <table:table-cell table:number-columns-repeated="5" table:style-name="ACE-0x7fdfdfb98a80"/>
          <table:table-cell table:number-columns-repeated="120" table:style-name="ACE-0x7fdfdfb98ba8"/>
        </table:table-row>
        <table:table-row table:style-name="AROW-3" table:number-rows-repeated="1048565">
          <table:table-cell table:number-columns-repeated="128"/>
        </table:table-row>
        <table:table-row table:style-name="AROW-3" table:number-rows-repeated="9">
          <table:table-cell table:number-columns-repeated="128" table:style-name="ACE-0x7fdfdfb98ba8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4_TestData" table:style-name="ta-0x7fdfdfb6a7e0" table:print="false">
        <office:forms form:automatic-focus="false" form:apply-design-mode="false">
          <form:form/>
        </office:forms>
        <table:table-column table:default-cell-style-name="ACE-0x7fdfdfb985e0" table:style-name="ACOL-3"/>
        <table:table-column table:default-cell-style-name="ACE-0x7fdfdfb985e0" table:style-name="ACOL-4"/>
        <table:table-column table:default-cell-style-name="ACE-0x7fdfdfb985e0" table:style-name="ACOL-5"/>
        <table:table-column table:default-cell-style-name="ACE-0x7fdfdfb985e0" table:style-name="ACOL-6"/>
        <table:table-column table:default-cell-style-name="ACE-0x7fdfdfb985e0" table:style-name="ACOL-7" table:number-columns-repeated="2"/>
        <table:table-column table:default-cell-style-name="ACE-0x7fdfdfb985e0" table:style-name="ACOL-8"/>
        <table:table-column table:default-cell-style-name="ACE-0x7fdfdfb985e0" table:style-name="ACOL-9"/>
        <table:table-column table:default-cell-style-name="ACE-0x7fdfdfb98958" table:style-name="ACOL-0" table:number-columns-repeated="120"/>
        <table:table-row table:style-name="AROW-0">
          <table:table-cell table:style-name="ACE-0x7fdfdfb985e0" office:value-type="string">
            <text:p>User Name</text:p>
          </table:table-cell>
          <table:table-cell table:style-name="ACE-0x7fdfdfb985e0" office:value-type="string">
            <text:p>Password</text:p>
          </table:table-cell>
          <table:table-cell table:style-name="ACE-0x7fdfdfb985e0" office:value-type="string">
            <text:p>SearchTextName</text:p>
          </table:table-cell>
          <table:table-cell table:number-columns-repeated="5" table:style-name="ACE-0x7fdfdfb985e0"/>
          <table:table-cell table:number-columns-repeated="120" table:style-name="ACE-0x7fdfdfb98958"/>
        </table:table-row>
        <table:table-row table:style-name="AROW-0">
          <table:table-cell table:style-name="ACE-0x7fdfdfb985e0" office:value-type="string">
            <text:p>testshopclue@sc.com</text:p>
          </table:table-cell>
          <table:table-cell table:style-name="ACE-0x7fdfdfb985e0" office:value-type="float" office:value="123456">
            <text:p>123456</text:p>
          </table:table-cell>
          <table:table-cell table:style-name="ACE-0x7fdfdfb985e0" office:value-type="string">
            <text:p>Shirt</text:p>
          </table:table-cell>
          <table:table-cell table:number-columns-repeated="5" table:style-name="ACE-0x7fdfdfb985e0"/>
          <table:table-cell table:number-columns-repeated="120" table:style-name="ACE-0x7fdfdfb98958"/>
        </table:table-row>
        <table:table-row table:style-name="AROW-3" table:number-rows-repeated="1048565">
          <table:table-cell table:number-columns-repeated="128"/>
        </table:table-row>
        <table:table-row table:style-name="AROW-3" table:number-rows-repeated="9">
          <table:table-cell table:number-columns-repeated="128" table:style-name="ACE-0x7fdfdfb9895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5_TestData" table:style-name="ta-0x7fdfdfb6a9d0" table:print="false">
        <office:forms form:automatic-focus="false" form:apply-design-mode="false">
          <form:form/>
        </office:forms>
        <table:table-column table:default-cell-style-name="ACE-0x7fdfdfb97b78" table:style-name="ACOL-3"/>
        <table:table-column table:default-cell-style-name="ACE-0x7fdfdfb97b78" table:style-name="ACOL-4"/>
        <table:table-column table:default-cell-style-name="ACE-0x7fdfdfb97b78" table:style-name="ACOL-5"/>
        <table:table-column table:default-cell-style-name="ACE-0x7fdfdfb97b78" table:style-name="ACOL-6"/>
        <table:table-column table:default-cell-style-name="ACE-0x7fdfdfb97b78" table:style-name="ACOL-7" table:number-columns-repeated="2"/>
        <table:table-column table:default-cell-style-name="ACE-0x7fdfdfb97b78" table:style-name="ACOL-8"/>
        <table:table-column table:default-cell-style-name="ACE-0x7fdfdfb97b78" table:style-name="ACOL-9"/>
        <table:table-column table:default-cell-style-name="ACE-0x7fdfdfb984b8" table:style-name="ACOL-0" table:number-columns-repeated="120"/>
        <table:table-row table:style-name="AROW-0">
          <table:table-cell table:style-name="ACE-0x7fdfdfb97b78" office:value-type="string">
            <text:p>User Name</text:p>
          </table:table-cell>
          <table:table-cell table:style-name="ACE-0x7fdfdfb97b78" office:value-type="string">
            <text:p>Password</text:p>
          </table:table-cell>
          <table:table-cell table:style-name="ACE-0x7fdfdfb97b78" office:value-type="string">
            <text:p>SearchTextName</text:p>
          </table:table-cell>
          <table:table-cell table:number-columns-repeated="5" table:style-name="ACE-0x7fdfdfb97b78"/>
          <table:table-cell table:number-columns-repeated="120" table:style-name="ACE-0x7fdfdfb984b8"/>
        </table:table-row>
        <table:table-row table:style-name="AROW-0">
          <table:table-cell table:style-name="ACE-0x7fdfdfb97b78" office:value-type="string">
            <text:p>testshopclue@sc.com</text:p>
          </table:table-cell>
          <table:table-cell table:style-name="ACE-0x7fdfdfb97b78" office:value-type="float" office:value="123456">
            <text:p>123456</text:p>
          </table:table-cell>
          <table:table-cell table:style-name="ACE-0x7fdfdfb97b78" office:value-type="string">
            <text:p>Shirt</text:p>
          </table:table-cell>
          <table:table-cell table:number-columns-repeated="5" table:style-name="ACE-0x7fdfdfb97b78"/>
          <table:table-cell table:number-columns-repeated="120" table:style-name="ACE-0x7fdfdfb984b8"/>
        </table:table-row>
        <table:table-row table:style-name="AROW-3" table:number-rows-repeated="1048565">
          <table:table-cell table:number-columns-repeated="128"/>
        </table:table-row>
        <table:table-row table:style-name="AROW-3" table:number-rows-repeated="9">
          <table:table-cell table:number-columns-repeated="128" table:style-name="ACE-0x7fdfdfb984b8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4.06pt" style:use-optimal-row-height="true"/>
    </style:default-style>
  </office:styles>
  <office:automatic-styles>
    <style:page-layout style:name="pl-0x7fdfdfae164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dfdfb5b6f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dfe0f40e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dfe56cb41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dfe4d902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dfe588141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dfdfb6a020" style:display-name="TestCase" style:page-layout-name="pl-0x7fdfdfae16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dfdfb6a210" style:display-name="AQA1_TestData" style:page-layout-name="pl-0x7fdfdfb5b6f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dfdfb6a400" style:display-name="AQA2_TestData" style:page-layout-name="pl-0x7fdfe0f40e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dfdfb6a5f0" style:display-name="AQA3_TestData" style:page-layout-name="pl-0x7fdfe56cb4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dfdfb6a7e0" style:display-name="AQA4_TestData" style:page-layout-name="pl-0x7fdfe4d902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dfdfb6a9d0" style:display-name="AQA5_TestData" style:page-layout-name="pl-0x7fdfe58814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6-29T05:30:00Z</dc:date>
    <meta:creation-date>2014-12-02T14:54:22Z</meta:creation-date>
    <meta:editing-cycles>31</meta:editing-cycles>
    <meta:editing-duration>PT9H10M6S</meta:editing-duration>
    <meta:generator>gnumeric/1.12.9</meta:generator>
    <meta:initial-creator>sakshi juneja</meta:initial-creator>
  </office:meta>
</office:document-meta>
</file>